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M Mono 10" svg:font-family="'LM Mono 10'"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start" style:justify-single-word="false"/>
      <style:text-properties style:font-name="LM Mono 10" fo:font-style="normal" officeooo:rsid="00060884" officeooo:paragraph-rsid="00060884" style:font-style-asian="normal" style:font-style-complex="normal"/>
    </style:style>
    <style:style style:name="P2" style:family="paragraph" style:parent-style-name="Title">
      <style:paragraph-properties fo:text-align="center" style:justify-single-word="false"/>
      <style:text-properties style:font-name="LM Mono 10"/>
    </style:style>
    <style:style style:name="P3" style:family="paragraph" style:parent-style-name="Standard">
      <style:paragraph-properties fo:text-align="justify" style:justify-single-word="false"/>
      <style:text-properties style:font-name="LM Mono 10"/>
    </style:style>
    <style:style style:name="P4" style:family="paragraph" style:parent-style-name="Standard">
      <style:paragraph-properties fo:text-align="justify" style:justify-single-word="false"/>
      <style:text-properties style:font-name="LM Mono 10" fo:background-color="#fff5ce"/>
    </style:style>
    <style:style style:name="P5" style:family="paragraph" style:parent-style-name="Standard">
      <style:paragraph-properties fo:text-align="justify" style:justify-single-word="false"/>
      <style:text-properties style:font-name="LM Mono 10" officeooo:rsid="000fa51b" officeooo:paragraph-rsid="000fa51b"/>
    </style:style>
    <style:style style:name="P6" style:family="paragraph" style:parent-style-name="Standard">
      <style:paragraph-properties fo:text-align="justify" style:justify-single-word="false"/>
      <style:text-properties style:font-name="LM Mono 10" officeooo:rsid="001190ef" officeooo:paragraph-rsid="001190ef"/>
    </style:style>
    <style:style style:name="P7" style:family="paragraph" style:parent-style-name="Standard">
      <style:paragraph-properties fo:text-align="justify" style:justify-single-word="false"/>
      <style:text-properties style:font-name="LM Mono 10" officeooo:rsid="002619eb" officeooo:paragraph-rsid="002a22a7"/>
    </style:style>
    <style:style style:name="P8" style:family="paragraph" style:parent-style-name="Standard">
      <style:paragraph-properties fo:text-align="justify" style:justify-single-word="false"/>
    </style:style>
    <style:style style:name="P9" style:family="paragraph" style:parent-style-name="Heading_20_2">
      <style:paragraph-properties fo:text-align="justify" style:justify-single-word="false"/>
      <style:text-properties style:font-name="LM Mono 10"/>
    </style:style>
    <style:style style:name="P10" style:family="paragraph" style:parent-style-name="Heading_20_2">
      <style:paragraph-properties fo:text-align="justify" style:justify-single-word="false" fo:break-before="page"/>
      <style:text-properties style:font-name="LM Mono 10"/>
    </style:style>
    <style:style style:name="P11" style:family="paragraph" style:parent-style-name="Heading_20_3">
      <style:text-properties style:font-name="LM Mono 10"/>
    </style:style>
    <style:style style:name="P12" style:family="paragraph" style:parent-style-name="Heading_20_4">
      <style:paragraph-properties fo:text-align="justify" style:justify-single-word="false"/>
      <style:text-properties style:font-name="LM Mono 10" fo:font-style="normal" fo:font-weight="bold" style:font-style-asian="normal" style:font-weight-asian="bold" style:font-style-complex="normal" style:font-weight-complex="bold"/>
    </style:style>
    <style:style style:name="P13" style:family="paragraph" style:parent-style-name="Heading_20_4">
      <style:paragraph-properties fo:text-align="justify" style:justify-single-word="false"/>
      <style:text-properties style:font-name="LM Mono 10" fo:font-style="normal" style:font-style-asian="normal" style:font-style-complex="normal"/>
    </style:style>
    <style:style style:name="P14" style:family="paragraph" style:parent-style-name="Heading_20_4">
      <style:text-properties style:font-name="LM Mono 10" fo:font-style="italic" style:text-underline-style="none" fo:font-weight="bold" style:font-style-asian="italic" style:font-weight-asian="bold" style:font-style-complex="italic" style:font-weight-complex="bold"/>
    </style:style>
    <style:style style:name="P15" style:family="paragraph" style:parent-style-name="Standard">
      <style:paragraph-properties fo:text-align="justify" style:justify-single-word="false"/>
      <style:text-properties style:font-name="LM Mono 10"/>
    </style:style>
    <style:style style:name="T1" style:family="text">
      <style:text-properties officeooo:rsid="00208666"/>
    </style:style>
    <style:style style:name="T2" style:family="text">
      <style:text-properties officeooo:rsid="0008f22e"/>
    </style:style>
    <style:style style:name="T3" style:family="text">
      <style:text-properties officeooo:rsid="0009e9c8"/>
    </style:style>
    <style:style style:name="T4" style:family="text">
      <style:text-properties style:font-name="LM Mono 10"/>
    </style:style>
    <style:style style:name="T5" style:family="text">
      <style:text-properties style:font-name="LM Mono 10" fo:font-style="normal" style:font-style-asian="normal" style:font-style-complex="normal"/>
    </style:style>
    <style:style style:name="T6" style:family="text">
      <style:text-properties style:font-name="LM Mono 10" style:text-underline-style="solid" style:text-underline-width="auto" style:text-underline-color="font-color"/>
    </style:style>
    <style:style style:name="T7" style:family="text">
      <style:text-properties style:font-name="LM Mono 10" style:text-underline-style="solid" style:text-underline-width="auto" style:text-underline-color="font-color" officeooo:rsid="00142e86"/>
    </style:style>
    <style:style style:name="T8" style:family="text">
      <style:text-properties style:font-name="LM Mono 10" officeooo:rsid="00142e86"/>
    </style:style>
    <style:style style:name="T9" style:family="text">
      <style:text-properties style:font-name="LM Mono 10" style:text-underline-style="none" officeooo:rsid="00142e86"/>
    </style:style>
    <style:style style:name="T10" style:family="text">
      <style:text-properties officeooo:rsid="000d05f1"/>
    </style:style>
    <style:style style:name="T11" style:family="text">
      <style:text-properties fo:font-style="italic" style:font-style-asian="italic" style:font-style-complex="italic"/>
    </style:style>
    <style:style style:name="T12" style:family="text">
      <style:text-properties fo:font-style="italic" officeooo:rsid="00161b0e" style:font-style-asian="italic" style:font-style-complex="italic"/>
    </style:style>
    <style:style style:name="T13" style:family="text">
      <style:text-properties fo:font-style="italic" officeooo:rsid="001bff88" style:font-style-asian="italic" style:font-style-complex="italic"/>
    </style:style>
    <style:style style:name="T14" style:family="text">
      <style:text-properties fo:font-style="italic" officeooo:rsid="001d4a94"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208666"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26ff1f"/>
    </style:style>
    <style:style style:name="T19" style:family="text">
      <style:text-properties officeooo:rsid="000fa51b"/>
    </style:style>
    <style:style style:name="T20" style:family="text">
      <style:text-properties officeooo:rsid="001271e3"/>
    </style:style>
    <style:style style:name="T21" style:family="text">
      <style:text-properties officeooo:rsid="001bff88"/>
    </style:style>
    <style:style style:name="T22" style:family="text">
      <style:text-properties officeooo:rsid="0020ef0c"/>
    </style:style>
    <style:style style:name="T23" style:family="text">
      <style:text-properties style:text-underline-style="none" officeooo:rsid="0026ff1f"/>
    </style:style>
    <style:style style:name="T24" style:family="text">
      <style:text-properties style:text-underline-style="none" officeooo:rsid="002df3bb"/>
    </style:style>
    <style:style style:name="T25" style:family="text">
      <style:text-properties officeooo:rsid="002ebf9f"/>
    </style:style>
    <style:style style:name="T26" style:family="text">
      <style:text-properties officeooo:rsid="002fc5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AS Project] Ancri Carlo</text:p>
      <text:h text:style-name="P9" text:outline-level="2">Program behaviour</text:h>
      <text:p text:style-name="P8"><text:span text:style-name="T4">The program extracts features from audio files belonging to three different "classes" (</text:span><text:span text:style-name="T5">crow, wind, and engine</text:span><text:span text:style-name="T4">) and then trains classification models on this data. Features are extracted in both the time and frequency domains to analyze the signal from multiple perspectives. This program utilizes several scripts to ensure proper data processing: </text:span><text:span text:style-name="T6">file_separator</text:span><text:span text:style-name="T4"> initializes the dataset in the correct format, </text:span><text:span text:style-name="T6">extractAllFeats</text:span><text:span text:style-name="T4"> extracts all features in a compact and reliable manner, </text:span><text:span text:style-name="T6">safe_normalize</text:span><text:span text:style-name="T4"> normalizes the data matrices </text:span><text:span text:style-name="T8">and </text:span><text:span text:style-name="T7">knnTrainer</text:span><text:span text:style-name="T9"> trains the models for classification</text:span><text:span text:style-name="T4">.</text:span></text:p>
      <text:h text:style-name="P12" text:outline-level="4">file_separator</text:h>
      <text:p text:style-name="P4">file_separator(masterFolderPath, folderNames) <text:s text:c="30"/></text:p>
      <text:p text:style-name="P5"><text:span text:style-name="T20">I</text:span>nitializes the dataset by creating, for each considered class, two subfolders: 'training' and 'testing'. The files of each class are randomly shuffled, with 70% allocated to the 'training' folder and the remaining 30% to the 'testing' folder. The entire dataset and the newly created folders (if they did not already exist) are then added to the MATLAB path.</text:p>
      <text:h text:style-name="P12" text:outline-level="4"><text:span text:style-name="T19">e</text:span><text:span text:style-name="T2">xtract</text:span><text:span text:style-name="T3">A</text:span><text:span text:style-name="T2">ll</text:span><text:span text:style-name="T3">F</text:span><text:span text:style-name="T2">eats</text:span></text:h>
      <text:p text:style-name="P4">[TrFeatF, TrFeatT, TeFeatF, TeFeatT] = extractAllFeats(<text:span text:style-name="T19">s</text:span>ubF<text:span text:style-name="T19">ol</text:span>Path, wL, sL) <text:s/></text:p>
      <text:p text:style-name="P3">It utilizes the functions <text:span text:style-name="T17">freqFeatures</text:span> and <text:span text:style-name="T17">timedomainFeats</text:span> to extract the relevant features in an organized manner <text:span text:style-name="T21">from the given path </text:span><text:span text:style-name="T13">‘subFolPath</text:span><text:span text:style-name="T14">’</text:span>. The function returns four matrices, separating training and testing features as well as frequency-domain features from time-domain features.</text:p>
      <text:h text:style-name="P12" text:outline-level="4">safe_normalize</text:h>
      <text:p text:style-name="P4">[matrix, mn, st] = safe_normalize(matrix) <text:s text:c="34"/></text:p>
      <text:p text:style-name="P3">This function normalizes the input matrix by transposing it, subtracting the mean ‘<text:span text:style-name="T11">mn’</text:span> from each value, and dividing by the standard deviation ‘<text:span text:style-name="T11">std’</text:span>. It returns the normalized matrix along with the mean and standard deviation, which can be reused in subsequent code.</text:p>
      <text:h text:style-name="P13" text:outline-level="4">knnTrainer</text:h>
      <text:p text:style-name="P4">[recognRate, Mdl] = knnTrainer(trainFeat, testFeat, labels, ground_truth, k)</text:p>
      <text:p text:style-name="P6">By associating ‘<text:span text:style-name="T11">trainFeat’</text:span> with corresponding ‘<text:span text:style-name="T11">labels’</text:span> that identify the class of each feature, a classification model (<text:span text:style-name="T11">Mdl</text:span>) is trained. The model is then tested on <text:span text:style-name="T15">‘</text:span><text:span text:style-name="T11">testFeat’</text:span>, which are linked to labels not visible to the model (<text:span text:style-name="T11">ground_truth</text:span>). The model's performance is recorded in the <text:span text:style-name="T11">recognRate</text:span> vector for a given number of neighbors <text:span text:style-name="T12">k(ind)</text:span>.</text:p>
      <text:h text:style-name="P9" text:outline-level="2"><text:soft-page-break/>Algorithm <text:span text:style-name="T10">used</text:span></text:h>
      <text:h text:style-name="P11" text:outline-level="3"><text:span text:style-name="T16">k-</text:span><text:span text:style-name="T15">NN</text:span></text:h>
      <text:p text:style-name="P3">The k-Nearest Neighbors (k-NN) algorithm is a classifier that uses proximity to make classifications or predictions about the grouping of a single data point. This algorithm belongs to the family of "<text:span text:style-name="T11">lazy learning</text:span>" models, meaning that it only stores a training dataset instead of undergoing a dedicated training phase; all computations are performed only when a classification or prediction is needed. The key aspect of this algorithm is training the classification model on a <text:span text:style-name="T22">quality</text:span> dataset, as all future calculations will rely on it. k-NN is one of the simplest yet most accurate algorithms; however, as the dataset grows, k-NN becomes increasingly inefficient, which can compromise the overall performance of the model.</text:p>
      <text:h text:style-name="P14" text:outline-level="4">Testing</text:h>
      <text:p text:style-name="P7"><text:span text:style-name="T23">The goal of the k-NN algorithm is to identify the nearest neighbors of a given frame (by evaluating all its features) to assign a class label to that point. The most common method used to compute the distance between frames is the </text:span><text:span text:style-name="T18">Euclidean distance</text:span><text:span text:style-name="T23">, which is limited to real-valued vectors. </text:span></text:p>
      <text:p text:style-name="P7"><text:span text:style-name="T23">The parameter </text:span><text:span text:style-name="T18">k</text:span><text:span text:style-name="T23"> in the k-NN algorithm defines the number of neighbors considered when determining the classification of a specific query point. Setting the k value is a crucial step, as lower values of k may result in high variance but low bias, while higher values may lead to high bias and lower variance </text:span><text:span text:style-name="T24">(this information will be useful later)</text:span><text:span text:style-name="T23">. One major limitation of this algorithm in terms of efficiency is </text:span><text:span text:style-name="T18">dimensionality reduction</text:span><text:span text:style-name="T23">: once an “optimal” number of features is reached, where the model performs correctly, adding more features could increase classification errors instead of improving performance.</text:span></text:p>
      <text:h text:style-name="P11" text:outline-level="3" text:is-list-header="true">PCA</text:h>
      <text:p text:style-name="P3">The PCA algorithm summarizes the informational content of large datasets into a smaller set of uncorrelated variables, known as principal components. These components are called "principal" because they capture as much information as possible from the original dataset.</text:p>
      <text:p text:style-name="P3">PCA is highly effective for visualizing and exploring high-dimensional datasets or data with many features, as it can easily identify trends, patterns, or outliers.</text:p>
      <text:h text:style-name="P10" text:outline-level="2">Results</text:h>
      <text:h text:style-name="P13" text:outline-level="4">kNN</text:h>
      <text:h text:style-name="P13" text:outline-level="4">PCA</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M Mono 10" svg:font-family="'LM Mono 10'"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LM Mono 10" fo:font-style="normal" officeooo:rsid="00060884" officeooo:paragraph-rsid="00060884" style:font-style-asian="normal" style:font-style-complex="normal"/>
    </style:style>
    <style:style style:name="MT1" style:family="text">
      <style:text-properties officeooo:rsid="0020866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ncri Carlo<text:tab/>Informatica Musicale<text:tab/>A. <text:span text:style-name="MT1">A</text:span>. 2024/2025</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0T11:25:31.253178848</meta:creation-date>
    <dc:date>2025-03-24T21:40:53.832018950</dc:date>
    <meta:editing-duration>PT3H29M39S</meta:editing-duration>
    <meta:editing-cycles>25</meta:editing-cycles>
    <meta:generator>LibreOffice/24.2.7.2$Linux_X86_64 LibreOffice_project/420$Build-2</meta:generator>
    <meta:document-statistic meta:table-count="0" meta:image-count="0" meta:object-count="0" meta:page-count="3" meta:paragraph-count="28" meta:word-count="642" meta:character-count="4389" meta:non-whitespace-character-count="3706"/>
  </office:meta>
</office:document-meta>
</file>